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style:style>
    <style:style style:name="P4" style:family="paragraph" style:parent-style-name="Standard">
      <style:text-properties style:font-name="Microsoft JhengHei" fo:font-size="12pt" fo:font-style="italic" style:font-size-asian="12pt" style:font-style-asian="italic" style:font-size-complex="12pt" style:font-style-complex="italic"/>
    </style:style>
    <style:style style:name="P5" style:family="paragraph" style:parent-style-name="Standard">
      <style:text-properties style:font-name="Microsoft JhengHei" fo:font-size="12pt" style:font-size-asian="12pt" style:font-size-complex="12pt"/>
    </style:style>
    <style:style style:name="P6" style:family="paragraph" style:parent-style-name="Standard">
      <style:text-properties style:font-name="Microsoft JhengHei"/>
    </style:style>
    <style:style style:name="P7" style:family="paragraph" style:parent-style-name="Standard" style:list-style-name="L1">
      <style:text-properties style:font-name="Microsoft JhengHei"/>
    </style:style>
    <style:style style:name="P8" style:family="paragraph" style:parent-style-name="Standard" style:list-style-name="L2">
      <style:text-properties style:font-name="Microsoft JhengHei"/>
    </style:style>
    <style:style style:name="P9" style:family="paragraph" style:parent-style-name="Standard">
      <style:text-properties style:font-name="Microsoft JhengHei" fo:font-size="11pt" style:font-size-asian="11pt" style:font-size-complex="11pt"/>
    </style:style>
    <style:style style:name="P10" style:family="paragraph" style:parent-style-name="Standard" style:list-style-name="L3">
      <style:text-properties style:font-name="Microsoft JhengHei" fo:font-size="11pt" style:font-size-asian="11pt" style:font-size-complex="11pt"/>
    </style:style>
    <style:style style:name="P11" style:family="paragraph" style:parent-style-name="Standard" style:list-style-name="L4">
      <style:text-properties style:font-name="Microsoft JhengHei" fo:font-size="11pt" style:font-size-asian="11pt" style:font-size-complex="11pt"/>
    </style:style>
    <style:style style:name="P12" style:family="paragraph" style:parent-style-name="Standard" style:list-style-name="L6">
      <style:text-properties style:font-name="Microsoft JhengHei" fo:font-size="11pt" style:font-size-asian="11pt" style:font-size-complex="11pt"/>
    </style:style>
    <style:style style:name="P13" style:family="paragraph" style:parent-style-name="Standard" style:list-style-name="L8">
      <style:text-properties style:font-name="Microsoft JhengHei" fo:font-size="11pt" style:font-size-asian="11pt" style:font-size-complex="11pt"/>
    </style:style>
    <style:style style:name="P14" style:family="paragraph" style:parent-style-name="Standard" style:list-style-name="L9">
      <style:text-properties style:font-name="Microsoft JhengHei" fo:font-size="11pt" style:font-size-asian="11pt" style:font-size-complex="11pt"/>
    </style:style>
    <style:style style:name="P15" style:family="paragraph" style:parent-style-name="Standard" style:list-style-name="L10">
      <style:text-properties style:font-name="Microsoft JhengHei" fo:font-size="11pt" style:font-size-asian="11pt" style:font-size-complex="11pt"/>
    </style:style>
    <style:style style:name="P16" style:family="paragraph" style:parent-style-name="Standard" style:list-style-name="L14">
      <style:text-properties style:font-name="Microsoft JhengHei" fo:font-size="11pt" style:font-size-asian="11pt" style:font-size-complex="11pt"/>
    </style:style>
    <style:style style:name="P17" style:family="paragraph" style:parent-style-name="Standard" style:list-style-name="L15">
      <style:text-properties style:font-name="Microsoft JhengHei" fo:font-size="11pt" style:font-size-asian="11pt" style:font-size-complex="11pt"/>
    </style:style>
    <style:style style:name="P18" style:family="paragraph" style:parent-style-name="Standard" style:list-style-name="L16">
      <style:text-properties style:font-name="Microsoft JhengHei" fo:font-size="11pt" style:font-size-asian="11pt" style:font-size-complex="11pt"/>
    </style:style>
    <style:style style:name="P19" style:family="paragraph" style:parent-style-name="Standard" style:list-style-name="L17">
      <style:text-properties style:font-name="Microsoft JhengHei" fo:font-size="11pt" style:font-size-asian="11pt" style:font-size-complex="11pt"/>
    </style:style>
    <style:style style:name="P20" style:family="paragraph" style:parent-style-name="Standard">
      <style:paragraph-properties fo:text-align="center" style:justify-single-word="false"/>
      <style:text-properties style:font-name="Microsoft JhengHei" fo:font-size="11pt" style:font-size-asian="11pt" style:font-size-complex="11pt"/>
    </style:style>
    <style:style style:name="P21" style:family="paragraph" style:parent-style-name="Standard" style:list-style-name="L18">
      <style:text-properties style:font-name="Microsoft JhengHei" fo:font-size="11pt" style:font-size-asian="11pt" style:font-size-complex="11pt"/>
    </style:style>
    <style:style style:name="P22"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23" style:family="paragraph" style:parent-style-name="Standard" style:list-style-name="L5">
      <style:text-properties style:font-name="Microsoft JhengHei"/>
    </style:style>
    <style:style style:name="P24" style:family="paragraph" style:parent-style-name="Standard" style:list-style-name="L7">
      <style:text-properties style:font-name="Microsoft JhengHei"/>
    </style:style>
    <style:style style:name="P25" style:family="paragraph" style:parent-style-name="Standard" style:list-style-name="L11">
      <style:text-properties style:font-name="Microsoft JhengHei"/>
    </style:style>
    <style:style style:name="P26" style:family="paragraph" style:parent-style-name="Standard" style:list-style-name="L13">
      <style:text-properties style:font-name="Microsoft JhengHei"/>
    </style:style>
    <style:style style:name="P27" style:family="paragraph" style:parent-style-name="Standard" style:list-style-name="L19">
      <style:text-properties style:font-name="Microsoft JhengHei"/>
    </style:style>
    <style:style style:name="P28" style:family="paragraph" style:parent-style-name="Standard" style:list-style-name="L20">
      <style:text-properties style:font-name="Microsoft JhengHei"/>
    </style:style>
    <style:style style:name="P29" style:family="paragraph" style:parent-style-name="Standard" style:list-style-name="L12">
      <style:paragraph-properties fo:break-before="page"/>
      <style:text-properties style:font-name="Microsoft JhengHei"/>
    </style:style>
    <style:style style:name="T1" style:family="text">
      <style:text-properties fo:font-style="italic" style:text-underline-style="none" style:font-style-asian="italic" style:font-style-complex="italic"/>
    </style:style>
    <style:style style:name="T2" style:family="text">
      <style:text-properties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659965799747116255" text:style-name="L1">
        <text:list-item>
          <text:p text:style-name="P7">Hypothèse d'origine :</text:p>
          <text:p text:style-name="P7"/>
        </text:list-item>
      </text:list>
      <text:list xml:id="list761500797683334502" text:style-name="L2">
        <text:list-item>
          <text:list>
            <text:list-item>
              <text:p text:style-name="P8">Volonté d'étudier quel phénomène</text:p>
            </text:list-item>
          </text:list>
        </text:list-item>
      </text:list>
      <text:p text:style-name="P1"/>
      <text:list xml:id="list7745125834981240495" text:style-name="L3">
        <text:list-item>
          <text:list>
            <text:list-item>
              <text:list>
                <text:list-item>
                  <text:p text:style-name="P10">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6185488330384398613" text:style-name="L4">
        <text:list-item>
          <text:list>
            <text:list-item>
              <text:p text:style-name="P11">Le premier, avoir beaucoup de données c'est bien, mais attention à ne pas en avoir trop, on risque de s'y perdre et d'utiliser plusieurs éléments qui veulent dire la même chose ou des variables sans aucun intérêt.</text:p>
            </text:list-item>
            <text:list-item>
              <text:p text:style-name="P11">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11">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1507090852682853832" text:style-name="L5">
        <text:list-item>
          <text:list>
            <text:list-item>
              <text:list>
                <text:list-item>
                  <text:p text:style-name="P23">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2">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2">saison et les performances d'un </text:span><text:soft-page-break/><text:span text:style-name="T2">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2">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2">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2">football italien.</text:span></text:p>
      <text:p text:style-name="P2"/>
      <text:p text:style-name="P1"><text:span text:style-name="T2">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2">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2">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2230372003249446098" text:style-name="L6">
        <text:list-item>
          <text:p text:style-name="P12">Bundesliga</text:p>
        </text:list-item>
        <text:list-item>
          <text:p text:style-name="P12">La liga</text:p>
        </text:list-item>
        <text:list-item>
          <text:p text:style-name="P12">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2">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2">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2">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2">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3"><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3"><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2">e football italien rempli donc pas mal de critères intéressants pour l'étude mais il a également quelques défauts à prendre en compte.</text:span></text:p>
      <text:p text:style-name="P2"/>
      <text:list xml:id="list3761774142695429593" text:style-name="L7">
        <text:list-item>
          <text:list>
            <text:list-item>
              <text:list>
                <text:list-item>
                  <text:p text:style-name="P24">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7336191059930838631" text:style-name="L8">
        <text:list-item>
          <text:list>
            <text:list-item>
              <text:p text:style-name="P13">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4873533964746282860" text:style-name="L9">
        <text:list-item>
          <text:list>
            <text:list-item>
              <text:p text:style-name="P14">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3048582158136148291" text:style-name="L10">
        <text:list-item>
          <text:list>
            <text:list-item>
              <text:p text:style-name="P15"><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41316640" text:continue-numbering="true" text:style-name="L10">
        <text:list-item>
          <text:list>
            <text:list-item>
              <text:p text:style-name="P15">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2239618378506727162" text:style-name="L11">
        <text:list-item>
          <text:list>
            <text:list-item>
              <text:list>
                <text:list-item>
                  <text:p text:style-name="P25">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4">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4"/>
      <text:p text:style-name="P4">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5"/>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1801380871755696123" text:style-name="L12">
        <text:list-item>
          <text:p text:style-name="P29">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7242838103515392483" text:style-name="L13">
        <text:list-item>
          <text:list>
            <text:list-item>
              <text:p text:style-name="P26">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8035767084347763695" text:style-name="L16">
        <text:list-item>
          <text:list>
            <text:list-item>
              <text:list>
                <text:list-item>
                  <text:p text:style-name="P18">Les différents sites</text:p>
                  <text:p text:style-name="P18"/>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5002220202995364271" text:style-name="L18">
        <text:list-item>
          <text:list>
            <text:list-item>
              <text:list>
                <text:list-item>
                  <text:p text:style-name="P21">Les variables </text:p>
                </text:list-item>
              </text:list>
            </text:list-item>
          </text:list>
        </text:list-item>
      </text:list>
      <text:list xml:id="list2611911063258071237" text:style-name="L17">
        <text:list-item>
          <text:list>
            <text:list-item>
              <text:list>
                <text:list-header>
                  <text:p text:style-name="P19"/>
                </text:list-header>
              </text:list>
            </text:list-item>
          </text:list>
        </text:list-item>
      </text:list>
      <text:p text:style-name="P2">Dans mon esprit, j'avais énuméré des variables qui me semblaient évidente à rassembler pour la constitution de mon étude :</text:p>
      <text:list xml:id="list4037155816866989611" text:style-name="L15">
        <text:list-item>
          <text:list>
            <text:list-item>
              <text:p text:style-name="P17">Possession (mais avec un doute sur sa pertinence)</text:p>
            </text:list-item>
            <text:list-item>
              <text:p text:style-name="P17">Contre attaque (le nombre de contre-attaques menées)</text:p>
            </text:list-item>
            <text:list-item>
              <text:p text:style-name="P17">Formations (des deux équipes)</text:p>
            </text:list-item>
            <text:list-item>
              <text:p text:style-name="P17">Coachs pour modéliser les éventuelles stratégies </text:p>
            </text:list-item>
          </text:list>
        </text:list-item>
      </text:list>
      <text:list xml:id="list2079475506981701057" text:style-name="L14">
        <text:list-item>
          <text:list>
            <text:list-item>
              <text:p text:style-name="P16">Effectifs <text:s/>(valeur de l'effectif et/ou des joueurs. J'ai également pensé aux notes des jeux fifa.</text:p>
            </text:list-item>
            <text:list-item>
              <text:p text:style-name="P16">Fautes subies ou penaltys+coup francs (l'agressivité ou capacité à provoquer la faute expliquerait une différence de niveau forte entre les équipes</text:p>
            </text:list-item>
            <text:list-item>
              <text:p text:style-name="P16">Saves du gardien (par match ou par équipe)</text:p>
            </text:list-item>
            <text:list-item>
              <text:p text:style-name="P16"><text:soft-page-break/>Forme : le repos est il pertinent entre deux matchs (sachant que dans le football, peu d'équipe jouent plus de 2 matchs par semaine)</text:p>
            </text:list-item>
            <text:list-item>
              <text:p text:style-name="P16">Age moyen de l'équipe (pour évaluer l'impact de l'expérience)</text:p>
            </text:list-item>
            <text:list-item>
              <text:p text:style-name="P16">Période de l'année (effet du froid ou du chaud) </text:p>
            </text:list-item>
            <text:list-item>
              <text:p text:style-name="P16">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22">Dans les fichiers FBref scores &amp; fixtures :</text:p>
      <text:p text:style-name="P20"/>
      <text:p text:style-name="P20">Date</text:p>
      <text:p text:style-name="P20">Heure</text:p>
      <text:p text:style-name="P20">Equipe</text:p>
      <text:p text:style-name="P20">compétition</text:p>
      <text:p text:style-name="P20">Home/Away</text:p>
      <text:p text:style-name="P20">Résultat</text:p>
      <text:p text:style-name="P20">Nombre de buts</text:p>
      <text:p text:style-name="P20">Nombre de buts encaissés</text:p>
      <text:p text:style-name="P20">Possession</text:p>
      <text:p text:style-name="P20"><text:soft-page-break/>Attendance</text:p>
      <text:p text:style-name="P20">Capitaine</text:p>
      <text:p text:style-name="P20">Formation Arbitre</text:p>
      <text:p text:style-name="P20"/>
      <text:p text:style-name="P22">Dans les fichiers Fbref shoots :</text:p>
      <text:p text:style-name="P20"/>
      <text:p text:style-name="P20">Tirs</text:p>
      <text:p text:style-name="P20">Tirs cadrés</text:p>
      <text:p text:style-name="P20">Distance moyenne</text:p>
      <text:p text:style-name="P20">Free kicks</text:p>
      <text:p text:style-name="P20">Penaltys</text:p>
      <text:p text:style-name="P20"/>
      <text:p text:style-name="P22">Dans les fichiers FBref passing :</text:p>
      <text:p text:style-name="P20"/>
      <text:p text:style-name="P20">Passes complétées</text:p>
      <text:p text:style-name="P20">% de passes réussies</text:p>
      <text:p text:style-name="P2"/>
      <text:p text:style-name="P22">Dans les fichiers FBref defensive actions :</text:p>
      <text:p text:style-name="P20"/>
      <text:p text:style-name="P20">Tacles</text:p>
      <text:p text:style-name="P20">interceptions</text:p>
      <text:p text:style-name="P2"/>
      <text:p text:style-name="P22">Dans les fichiers FBref miscallenous stats :</text:p>
      <text:p text:style-name="P22"/>
      <text:p text:style-name="P20">Cartons jaunes</text:p>
      <text:p text:style-name="P20">Cartons rouges</text:p>
      <text:p text:style-name="P20">Fautes </text:p>
      <text:p text:style-name="P20">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3535762140689846676" text:style-name="L19">
        <text:list-item>
          <text:list>
            <text:list-item>
              <text:p text:style-name="P27">Technologie utilisée</text:p>
            </text:list-item>
          </text:list>
        </text:list-item>
      </text:list>
      <text:p text:style-name="P1"/>
      <text:p text:style-name="P2"/>
      <text:p text:style-name="P1"/>
      <text:list xml:id="list432215501447771521" text:style-name="L20">
        <text:list-item>
          <text:list>
            <text:list-item>
              <text:p text:style-name="P28"><text:soft-page-break/>Utilisation des variables pour le modèle</text:p>
            </text:list-item>
          </text:list>
        </text:list-item>
      </text:list>
      <text:p text:style-name="P1"/>
      <text:p text:style-name="P1"><text:tab/><text:tab/>Qu'est ce qu'on évalue et pourquoi</text:p>
      <text:p text:style-name="P1"><text:tab/>Champs d'étude (3 ans puis 1 saison)</text:p>
      <text:p text:style-name="P1"><text:tab/>Statistiques descriptives :</text:p>
      <text:p text:style-name="P1"><text:tab/><text:tab/>Corrélations</text:p>
      <text:p text:style-name="P1"><text:tab/><text:tab/>Table description des données</text:p>
      <text:p text:style-name="P1"/>
      <text:p text:style-name="P1">Modélisation</text:p>
      <text:p text:style-name="P1"><text:tab/>Modèle sans variable à échelle joueur</text:p>
      <text:p text:style-name="P1"><text:tab/><text:tab/>Commentaires et conclusion</text:p>
      <text:p text:style-name="P1"/>
      <text:p text:style-name="P1"><text:tab/>Modèle avec des variables niveau joueur</text:p>
      <text:p text:style-name="P1"><text:tab/><text:tab/>Création et tests des variables pour filtrer</text:p>
      <text:p text:style-name="P1"><text:tab/><text:tab/>Commentaires sur les variables créées sur les joueurs</text:p>
      <text:p text:style-name="P1"><text:tab/><text:tab/>Tests (VIF, corrélation, Chi2 <text:s/>etc...)</text:p>
      <text:p text:style-name="P1"><text:tab/><text:tab/>Commentaires et conclusion (comparaisons et autres évolu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2-10T21:08:50.77</dc:date>
    <dc:creator>Bastien Chicot</dc:creator>
    <meta:editing-duration>PT4H17M30S</meta:editing-duration>
    <meta:editing-cycles>77</meta:editing-cycles>
    <meta:document-statistic meta:table-count="0" meta:image-count="2" meta:object-count="0" meta:page-count="17" meta:paragraph-count="144" meta:word-count="5914" meta:character-count="35974"/>
  </office:meta>
</office:document-meta>
</file>